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>
      <style:text-properties fo:background-color="#FFFF00"/>
    </style:style>
    <style:style style:name="P25" style:parent-style-name="Základnítext" style:family="paragraph">
      <style:text-properties fo:background-color="#FFFF00"/>
    </style:style>
    <style:style style:name="P26" style:parent-style-name="Základnítext" style:family="paragraph">
      <style:text-properties fo:background-color="#FFFF00"/>
    </style:style>
    <style:style style:name="P27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8" style:parent-style-name="Seznam" style:family="paragraph">
      <style:paragraph-properties fo:margin-left="0.25in" fo:text-indent="-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4/2019<text:bookmark-end text:name="Text14"/></text:p>
            <text:p text:style-name="Normální">KVOP-42877/2019<text:bookmark-end text:name="Text2"/></text:p>
            <text:p text:style-name="Normální"><text:bookmark-start text:name="Text3"/>19. 09. 2019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M<text:bookmark-end text:name="Text7"/>. Č.</text:p>
            <text:p text:style-name="Normální"><text:bookmark-start text:name="Text8"/>nar.<text:s/><text:bookmark-end text:name="Text8"/></text:p>
            <text:p text:style-name="Normální"/>
            <text:p text:style-name="Normální"/>
            <text:p text:style-name="Normální"/>
            <text:p text:style-name="Normální"/>
            <text:p text:style-name="P17">Do<text:s/>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 Č.,</text:p>
      <text:p text:style-name="Základnítext">dne 6. 9. 2019 byla do Kanceláře veřejného ochránce práv doručena Vaše žádost podle zákona č. 106/1999 Sb., o svobodném přístupu k informacím, ve znění pozdějších předpisů, kterou žádáte o poskytnutí:</text:p>
      <text:list text:style-name="LFO3_1" text:continue-numbering="true">
        <text:list-item>
          <text:p text:style-name="P18">zpráv ze systematických návštěv Vazební věznice Plzeň z roku 2006 a 2007,</text:p>
        </text:list-item>
        <text:list-item>
          <text:p text:style-name="P19">zprávy ze systematické návštěvy Věznice Mírov z roku 2006,</text:p>
        </text:list-item>
        <text:list-item>
          <text:p text:style-name="P20">zpráv ze systematických návštěv Věznice Valdice z roku 2006 a 2007,</text:p>
        </text:list-item>
        <text:list-item>
          <text:p text:style-name="P21">zprávu ze systematické návštěvy Věznice Plzeň z roku 2019,</text:p>
        </text:list-item>
        <text:list-item>
          <text:p text:style-name="P22">zprávu ze systematické návštěvy Věznice Karviná z roku 2014,</text:p>
        </text:list-item>
        <text:list-item>
          <text:p text:style-name="P23">platného znění zákona o výkonu trestu.<text:s/>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<text:s/>bodu č. 1 - 4</text:p>
      <text:p text:style-name="Základnítext">Tyto informace nelze poskytnout. Blíže viz rozhodnutí o odmítnutí informací níže.</text:p>
      <text:p text:style-name="Základnítext">K bodu č. 5 - 6</text:p>
      <text:p text:style-name="Základnítext">Poskytuji Vám zprávu ze systematické návštěvy Věznice Karviná z roku 2014 a text zákona č. 169/1999 Sb., o výkonu trestu odnětí svobody a o změně některých souvisejících zákonů, ve znění pozdějších předpisů.</text:p>
      <text:p text:style-name="Základnítext"><text:span text:style-name="Silné">Současně</text:span></text:p>
      <text:p text:style-name="Základnítext"><text:span text:style-name="Silné">vydává Kancelář veřejného ochránce práv (dále Kancelář)</text:span><text:s/>jako povinný subjekt dle ustanovení § 2 odst. 1 zákona o svobodném přístupu k informacím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<text:s/>a ustanovením § 20 odst. 4 písm. a) zákona o svobodném přístupu k informacím,<text:s/><text:soft-page-break/>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odmítá</text:span><text:s/>žádost pana M. Č., nar.<text:s/>xx.<text:s/>x.<text:s/>xxxx, t. č. xxx,<text:s/>ze dne 6. 9. 2019, v části, kterou se domáhal poskytnutí zpráv ze systematických návštěv Vazební věznice Plzeň z roku 2006 a 2007, zprávy ze systematické návštěvy Věznice Mírov z roku<text:s/>2006, zpráv ze systematických návštěv Věznice Valdice z roku 2006 a 2007, a zprávy ze systematické návštěvy Věznice Plzeň z roku 2019.</text:p>
      <text:h text:style-name="Nadpis1" text:outline-level="1">Odůvodnění:</text:h>
      <text:p text:style-name="Základnítext">Dne 6. 9. 2019 se na veřejného ochránce práv obrátil pan M.<text:s/>Č., nar.<text:s/>xx.<text:s/>x.<text:s/>xxxx,<text:line-break/>t. č. xxx, s žádostí o poskytnutí zpráv ze systematických návštěv Vazební věznice Plzeň z roku 2006 a 2007, zprávy ze systematické návštěvy Věznice Mírov z roku 2006, zpráv ze systematických návštěv Věznice Valdice z roku<text:s/>2006 a 2007 a zprávy ze systematické návštěvy Věznice Plzeň z roku 2019.</text:p>
      <text:p text:style-name="Základnítext">Žádosti o poskytnutí zpráv ze systematických návštěv Vazební věznice Plzeň z roku 2006 a 2007, zprávy ze systematické návštěvy Věznice Mírov z roku 2006 a zpráv ze systematických návštěv Věznice Valdice z roku 2006 a 2007 nelze z faktických důvodů vyhovět. Předmětnou spisovou dokumentaci již nemá Kancelář k dispozici. Kancelář požadované zprávy po uplynutí pětileté skartační lhůty skartovala. Z tohoto důvodu není možné žádosti vyhovět.</text:p>
      <text:p text:style-name="Základnítext">V souladu s ustanovením § 11 odst. 1 písm. b) zákona o svobodném přístupu k informacím byla žádost o poskytnutí zprávy z návštěvy Věznice Plzeň z roku 2019 odmítnuta.<text:s/></text:p>
      <text:p text:style-name="Základnítext">Návštěva Věznice Plzeň, sp. zn. 29/2019/NZ/BM, konkrétně vazebních oddílů, proběhla ve dnech 3. a 4. dubna 2019. Ke zprávě z návštěvy Věznice Plzeň ze dne 6. srpna 2018 doposud neobdržela veřejná ochránkyně práv vyjádření navštívené věznice. Teprve po obdržení vyjádření navštíveného zařízení a jeho vyhodnocení rozhodne ochránkyně o dalším postupu, resp. o uzavření věci<text:span text:style-name="Značkapozn.podčarou"><text:note text:note-class="footnote" text:id="_ftn0"><text:note-citation>1</text:note-citation><text:note-body><text:p text:style-name="Textpozn.podčarou"><text:s/>Ať již dle § 21a odst. 4 zákona o veřejném ochránci práv tím, že veřejný ochránce práv shledal vyjádření zařízení dostatečným nebo sankčním zveřejněním dle § 20 odst. 2 cit. zákona.</text:p></text:note-body></text:note></text:span>. Návštěva tak není doposud uzavřena.</text:p>
      <text:p text:style-name="Základnítext">Zákon<text:s/>o veřejném ochránci práv předpokládá, že teprve reakce navštíveného zařízení na zprávu určí další postup ochránce ve věci. Poskytnutí požadované informace (zprávy z návštěvy zařízení) ještě před rozhodnutím ochránce o dalším postupu ve věci je způsobilé ohrozit vyjednávací pozici ochránce, snížit ochotu subjektů přijmout navrhovaná opatření k nápravě, zhatit možný efekt, který by využití sankčního oprávnění mohlo přinést, a tím zmařit cíl systematické návštěvy zařízení. Z toho důvodu nebude požadovaná informace poskytnuta.</text:p>
      <text:p text:style-name="Základnítext">Poskytnutí požadované informace na základě nové žádosti o informace bude možné po uzavření systematické návštěvy. Termín uzavření věci není možné předjímat, nicméně je<text:s/><text:soft-page-break/>pravděpodobné, že k němu dojde ke konci roku 2019. Novou žádost o poskytnutí zprávy z návštěvy Věznice Plzeň tedy doporučuji podat na začátku roku 2020.</text:p>
      <text:h text:style-name="Nadpis1" text:outline-level="1">Poučení:</text:h>
      <text:p text:style-name="Základnítext">Proti tomuto rozhodnutí lze podat v souladu s ustanovením § 16 zákona o svobodném přístupu k informacím a v souladu se Zásadami pro poskytování informací Kanceláří<text:s/>(viz<text:s/><text:span text:style-name="Hypertextovýodkaz">www.ochrance.cz</text:span>) ve lhůtě 15 dnů od jeho doručení odvolání k vedoucímu Kanceláře práv prostřednictvím ředitelky právní sekce Kanceláře.</text:p>
      <text:p text:style-name="P24"/>
      <text:p text:style-name="P25"/>
      <text:p text:style-name="P26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y:</text:p>
      <text:p text:style-name="P27">- zpráva ze systematické návštěvy<text:s/>Věznice Karviná z roku 2014;</text:p>
      <text:p text:style-name="P28">- text zákona č. 169/1999 Sb., o výkonu trestu odnětí svobody a o změně některých souvisejících zákonů, ve znění pozdějších předpisů.</text:p>
      <text:p text:style-name="Příloha"/>
      <text:p text:style-name="podpis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7">
      <style:paragraph-properties fo:text-align="justify" fo:margin-top="0.0833in" fo:margin-bottom="0.0833in">
        <style:tab-stops>
          <style:tab-stop style:type="left" style:position="-0.25in"/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3" style:display-name="LFO3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7" style:display-name="LFO7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TDAS*</text:span></text:p>
        <text:p text:style-name="P12"><text:span text:style-name="T13">KVOPX009TDAS</text:span>KVOPX009TDA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3T07:38:00Z</meta:creation-date>
    <dc:date>2019-09-23T07:41:00Z</dc:date>
    <meta:print-date>2019-09-18T09:19:00Z</meta:print-date>
    <meta:template xlink:href="KVOP_dopis%20vedoucího" xlink:type="simple"/>
    <meta:editing-cycles>5</meta:editing-cycles>
    <meta:editing-duration>PT180S</meta:editing-duration>
    <meta:user-defined meta:name="ContentTypeId">0x010100D3A71DC738674B4893D02C4CA0E22FAC</meta:user-defined>
    <meta:document-statistic meta:page-count="3" meta:paragraph-count="10" meta:word-count="735" meta:character-count="5066" meta:row-count="36" meta:non-whitespace-character-count="4341"/>
  </office:meta>
</office:document-meta>
</file>